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09cm" fo:margin-left="0cm" fo:margin-right="-0.009cm" table:align="margins" style:may-break-between-rows="false"/>
    </style:style>
    <style:style style:name="Tabela2.A" style:family="table-column">
      <style:table-column-properties style:column-width="7.22cm" style:rel-column-width="27816*"/>
    </style:style>
    <style:style style:name="Tabela2.B" style:family="table-column">
      <style:table-column-properties style:column-width="0.093cm" style:rel-column-width="360*"/>
    </style:style>
    <style:style style:name="Tabela2.C" style:family="table-column">
      <style:table-column-properties style:column-width="9.696cm" style:rel-column-width="37359*"/>
    </style:style>
    <style:style style:name="Tabela2.1" style:family="table-row">
      <style:table-row-properties style:min-row-height="5.122cm"/>
    </style:style>
    <style:style style:name="Tabela2.A1" style:family="table-cell">
      <style:table-cell-properties fo:padding="0cm" fo:border="none"/>
    </style:style>
    <style:style style:name="Tabela1" style:family="table">
      <style:table-properties style:width="7.389cm" table:align="left" style:shadow="none"/>
    </style:style>
    <style:style style:name="Tabela1.A" style:family="table-column">
      <style:table-column-properties style:column-width="1.646cm"/>
    </style:style>
    <style:style style:name="Tabela1.B" style:family="table-column">
      <style:table-column-properties style:column-width="1.436cm"/>
    </style:style>
    <style:style style:name="Tabela1.1" style:family="table-row">
      <style:table-row-properties style:row-height="0.473cm"/>
    </style:style>
    <style:style style:name="Tabela1.A1" style:family="table-cell">
      <style:table-cell-properties fo:background-color="#dddddd" fo:padding="0.097cm" fo:border-left="0.002cm solid #000000" fo:border-right="none" fo:border-top="0.002cm solid #000000" fo:border-bottom="0.018cm solid #000000">
        <style:background-image/>
      </style:table-cell-properties>
    </style:style>
    <style:style style:name="Tabela1.B1" style:family="table-cell">
      <style:table-cell-properties fo:background-color="#dddddd" fo:padding="0.097cm" fo:border-left="0.035cm solid #000000" fo:border-right="none" fo:border-top="0.002cm solid #000000" fo:border-bottom="0.018cm solid #000000">
        <style:background-image/>
      </style:table-cell-properties>
    </style:style>
    <style:style style:name="Tabela1.C1" style:family="table-cell">
      <style:table-cell-properties fo:background-color="#dddddd" fo:padding="0.097cm" fo:border-left="0.002cm solid #000000" fo:border-right="0.035cm solid #000000" fo:border-top="0.002cm solid #000000" fo:border-bottom="0.018cm solid #000000">
        <style:background-image/>
      </style:table-cell-properties>
    </style:style>
    <style:style style:name="Tabela1.E1" style:family="table-cell">
      <style:table-cell-properties fo:background-color="#dddddd" fo:padding="0.097cm" fo:border-left="0.002cm solid #000000" fo:border-right="0.002cm solid #000000" fo:border-top="0.002cm solid #000000" fo:border-bottom="0.018cm solid #000000">
        <style:background-image/>
      </style:table-cell-properties>
    </style:style>
    <style:style style:name="Tabela1.2" style:family="table-row">
      <style:table-row-properties style:row-height="0.409cm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35cm solid #000000" fo:border-right="none" fo:border-top="none" fo:border-bottom="0.002cm solid #000000"/>
    </style:style>
    <style:style style:name="Tabela1.C2" style:family="table-cell" style:data-style-name="N0">
      <style:table-cell-properties fo:padding="0.097cm" fo:border-left="0.002cm solid #000000" fo:border-right="0.035cm solid #000000" fo:border-top="none" fo:border-bottom="0.002cm solid #000000"/>
    </style:style>
    <style:style style:name="Tabe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bold" fo:background-color="transparen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background-color="transparent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6pt" fo:font-weight="normal" fo:background-color="transparent" style:font-size-asian="6pt" style:font-size-complex="6pt"/>
    </style:style>
    <style:style style:name="P5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6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7" style:family="paragraph" style:parent-style-name="Standard">
      <style:paragraph-properties fo:margin-left="0.326cm" fo:margin-right="0cm" fo:margin-top="0cm" fo:margin-bottom="0.101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8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9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0" style:family="paragraph" style:parent-style-name="Standard" style:master-page-name="">
      <style:paragraph-properties fo:margin-left="0.34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1" style:family="paragraph" style:parent-style-name="Standard" style:master-page-name="">
      <style:paragraph-properties fo:margin-left="0.302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2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3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4" style:family="paragraph" style:parent-style-name="Standard">
      <style:paragraph-properties fo:margin-left="0.208cm" fo:margin-right="0cm" fo:line-height="100%" fo:text-align="start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5" style:family="paragraph" style:parent-style-name="Standard">
      <style:paragraph-properties fo:margin-top="0cm" fo:margin-bottom="0.101cm" fo:line-height="100%" fo:text-align="justify" style:justify-single-word="false"/>
      <style:text-properties style:use-window-font-color="true" style:font-name="Calibri" fo:font-size="10pt" fo:font-weight="bold" fo:background-color="transparent" style:font-size-asian="10pt" style:font-size-complex="10pt"/>
    </style:style>
    <style:style style:name="P16" style:family="paragraph" style:parent-style-name="Standard" style:list-style-name="L3">
      <style:paragraph-properties fo:line-height="100%" fo:text-align="justify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7" style:family="paragraph" style:parent-style-name="Standard" style:list-style-name="L1" style:master-page-name="">
      <style:paragraph-properties fo:margin-left="0.326cm" fo:margin-right="0cm" fo:line-height="100%" fo:text-align="justify" style:justify-single-word="false" fo:text-indent="0.346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8" style:family="paragraph" style:parent-style-name="Standard" style:list-style-name="L1">
      <style:paragraph-properties fo:margin-left="0.326cm" fo:margin-right="0cm" fo:line-height="10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9" style:family="paragraph" style:parent-style-name="Standard" style:list-style-name="L1">
      <style:paragraph-properties fo:margin-left="0.326cm" fo:margin-right="0cm" fo:line-height="15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0" style:family="paragraph" style:parent-style-name="Standard" style:list-style-name="L2" style:master-page-name="">
      <style:paragraph-properties fo:line-height="100%" fo:text-align="justify" style:justify-single-word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margin-left="0.208cm" fo:margin-right="0cm" fo:margin-top="0.101cm" fo:margin-bottom="0cm" fo:line-height="100%" fo:text-align="start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2" style:family="paragraph" style:parent-style-name="Heading_20_2">
      <style:paragraph-properties fo:text-align="start" style:justify-single-word="false"/>
    </style:style>
    <style:style style:name="P23" style:family="paragraph" style:parent-style-name="Heading_20_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Info ogólne</text:h>
      <text:p text:style-name="P6"><text:span text:style-name="T2">Krew na Wieży Zegarowej </text:span><text:span text:style-name="T1">to taka "Mafia na sterydach":</text:span></text:p>
      <text:list xml:id="list1500103044101235045" text:style-name="L1">
        <text:list-item>
          <text:p text:style-name="P17">Każdy ma swoją ukrytą rolę, źli się znają, dobrzy nie.</text:p>
        </text:list-item>
        <text:list-item>
          <text:p text:style-name="P18">Każdy ma swoją unikalną rolę (funkcję, "umiejkę"). </text:p>
        </text:list-item>
        <text:list-item>
          <text:p text:style-name="P19">Śmierć nie oznacza końca gry. (Często "martwi" przesądzają o wyniku rozgrywki)</text:p>
        </text:list-item>
      </text:list>
      <text:p text:style-name="P7">Jako gracz zawsze macie dostęp do tzw. Ściągi (tj. Skryptu, Scenariusza). Dzięki temu macie info jakie postacie mogą (ale nie muszą) być w grze.</text:p>
      <text:p text:style-name="P5">Gra dzieli się na dwie tury: noc i dzień. </text:p>
      <text:p text:style-name="P5">Nie jest powiedziane - inaczej niż w "Mafii" - że każdego dnia (czy nocy) ktoś musi umrzeć.</text:p>
      <text:p text:style-name="P5">Dobro przegrywa, gdy w ciągu dnia żywi pozostaną tylko Demon i jeden dobry gracz.</text:p>
      <text:p text:style-name="P2"/>
      <text:h text:style-name="P23" text:outline-level="2">Przypomnienie wybranych zasad i pojęć:</text:h>
      <text:p text:style-name="P15">Dobrzy (Niebiescy):</text:p>
      <text:list xml:id="list6711453953986724229" text:style-name="L2">
        <text:list-item>
          <text:p text:style-name="P20">Mieszczanie (Mieszkańcy Miasta):<text:tab/><text:line-break/>(Ich funkcje są najbardziej pożyteczne (dla Dobrych) )</text:p>
        </text:list-item>
      </text:list>
      <text:list xml:id="list2915338530185146019" text:style-name="L3">
        <text:list-item>
          <text:p text:style-name="P16">Outsiderzy<text:line-break/>(Są dobrzy, ale ich funkcje/umiejki bardziej przeszkadzają Dobrym, niż pomagają :) <text:s/>)</text:p>
        </text:list-item>
      </text:list>
      <text:p text:style-name="P9"/>
      <text:p text:style-name="P8">Jeśli w opisie funkcji postaci jest napisane, że działa ona na "Mieszkańców" ("Mieszczan" / "Mieszkańców Miasta") to NIE DZIAŁA ona na Outsiderach!</text:p>
      <text:p text:style-name="P8">(np. Dziewica)</text:p>
      <text:p text:style-name="P2"/>
      <text:p text:style-name="P15">Co znaczy że ktoś "ujawnia się"?</text:p>
      <text:p text:style-name="P11">(Zamiast "ujawnia się" może być też "rejestruje", "pokazuje" itd., w zależności od tłumaczenia.)</text:p>
      <text:p text:style-name="P13">Zwrot występuje m.in. u Szpiega, Pustelnika (Odludka), Wróżki.</text:p>
      <text:p text:style-name="P12"/>
      <text:p text:style-name="P13">Każde uzyskiwanie informacji o graczu - przekazywane przez Mistrza Gry - jest "ujawnianiem się".</text:p>
      <text:p text:style-name="P12"/>
      <text:p text:style-name="P13">Oznacza to, że kiedy inna postać (np. Grabarz, Empata) ma uzyskać jakąś informacja o kimś kto ujawnia się w niestandardowy sposób (czyli wprost opisany na karcie postaci), Mistrz Gry ma możliwość manewru:</text:p>
      <text:p text:style-name="P13">Mistrz Gry może zdecydować: jako kto dany gracz w danym momencie się "ujawni".</text:p>
      <text:p text:style-name="P12"/>
      <text:p text:style-name="P13">W ten sposób np.:</text:p>
      <text:p text:style-name="P13">- Pustelnik może zginąć od zdolnośći Pogromcy (Łowcy Demonów)</text:p>
      <text:p text:style-name="P13">- Szpieg może zginąć od zdolności Dziewicy</text:p>
      <text:p text:style-name="P13">- Wróżka, Grabarz, Empatka itd... może (ale nie musi) uzyskać fałszywą informację.</text:p>
      <text:p text:style-name="P13">- itd...</text:p>
      <text:p text:style-name="P13"/>
      <text:p text:style-name="P13">Ten sam gracz/postać w różnych momentach może się różnie ujawniać.</text:p>
      <text:p text:style-name="P3"/>
      <text:p text:style-name="P15">Informacje Złych (Czerwonych) :</text:p>
      <text:p text:style-name="P10">Demon - konkretnie Chochlik (Imp) - wie kogo może bezpiecznie udawać.</text:p>
      <text:p text:style-name="P8">Na początku gry Demon dowiaduje się jakich trzech (3) dobrych postaci NIE MA w grze.</text:p>
      <text:p text:style-name="P2"/>
      <text:p text:style-name="P1"><text:s/>Informacje publiczn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1">Ilość Mieszczan, Outsiderów i Sługusów jest zależna od ilości graczy zgodnie z tabelą obok.</text:p>
            <text:p text:style-name="P14">Ewentualne zmiany wynikać mogą z obecności Barona w grze.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able:table table:name="Tabela1" table:style-name="Tabela1">
              <table:table-column table:style-name="Tabela1.A"/>
              <table:table-column table:style-name="Tabela1.B" table:number-columns-repeated="4"/>
              <table:table-row table:style-name="Tabela1.1">
                <table:table-cell table:style-name="Tabela1.A1" office:value-type="string">
                  <text:p text:style-name="P4"><text:s/>Ilość graczy </text:p>
                </table:table-cell>
                <table:table-cell table:style-name="Tabela1.B1" office:value-type="string">
                  <text:p text:style-name="P4"><text:s/>Mieszczanie </text:p>
                </table:table-cell>
                <table:table-cell table:style-name="Tabela1.C1" office:value-type="string">
                  <text:p text:style-name="P4"><text:s/>Outsiderzy </text:p>
                </table:table-cell>
                <table:table-cell table:style-name="Tabela1.A1" office:value-type="string">
                  <text:p text:style-name="P4"><text:s/>Sługusy </text:p>
                </table:table-cell>
                <table:table-cell table:style-name="Tabela1.E1" office:value-type="string">
                  <text:p text:style-name="P4"><text:s/>Demony </text:p>
                </table:table-cell>
              </table:table-row>
              <table:table-row table:style-name="Tabela1.2">
                <table:table-cell table:style-name="Tabela1.A2" office:value-type="float" office:value="5">
                  <text:p text:style-name="P4">5</text:p>
                </table:table-cell>
                <table:table-cell table:style-name="Tabela1.B2" office:value-type="float" office:value="3">
                  <text:p text:style-name="P4">3</text:p>
                </table:table-cell>
                <table:table-cell table:style-name="Tabela1.C2" office:value-type="float" office:value="0">
                  <text:p text:style-name="P4">0</text:p>
                </table:table-cell>
                <table:table-cell table:style-name="Tabela1.A2" office:value-type="float" office:value="1">
                  <text:p text:style-name="P4">1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6">
                  <text:p text:style-name="P4">6</text:p>
                </table:table-cell>
                <table:table-cell table:style-name="Tabela1.B2" office:value-type="float" office:value="3">
                  <text:p text:style-name="P4">3</text:p>
                </table:table-cell>
                <table:table-cell table:style-name="Tabela1.C2" office:value-type="float" office:value="0">
                  <text:p text:style-name="P4">0</text:p>
                </table:table-cell>
                <table:table-cell table:style-name="Tabela1.A2" office:value-type="float" office:value="1">
                  <text:p text:style-name="P4">1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7">
                  <text:p text:style-name="P4">7</text:p>
                </table:table-cell>
                <table:table-cell table:style-name="Tabela1.B2" office:value-type="float" office:value="5">
                  <text:p text:style-name="P4">5</text:p>
                </table:table-cell>
                <table:table-cell table:style-name="Tabela1.C2" office:value-type="float" office:value="0">
                  <text:p text:style-name="P4">0</text:p>
                </table:table-cell>
                <table:table-cell table:style-name="Tabela1.A2" office:value-type="float" office:value="1">
                  <text:p text:style-name="P4">1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8">
                  <text:p text:style-name="P4">8</text:p>
                </table:table-cell>
                <table:table-cell table:style-name="Tabela1.B2" office:value-type="float" office:value="5">
                  <text:p text:style-name="P4">5</text:p>
                </table:table-cell>
                <table:table-cell table:style-name="Tabela1.C2" office:value-type="float" office:value="1">
                  <text:p text:style-name="P4">1</text:p>
                </table:table-cell>
                <table:table-cell table:style-name="Tabela1.A2" office:value-type="float" office:value="1">
                  <text:p text:style-name="P4">1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9">
                  <text:p text:style-name="P4">9</text:p>
                </table:table-cell>
                <table:table-cell table:style-name="Tabela1.B2" office:value-type="float" office:value="5">
                  <text:p text:style-name="P4">5</text:p>
                </table:table-cell>
                <table:table-cell table:style-name="Tabela1.C2" office:value-type="float" office:value="2">
                  <text:p text:style-name="P4">2</text:p>
                </table:table-cell>
                <table:table-cell table:style-name="Tabela1.A2" office:value-type="float" office:value="1">
                  <text:p text:style-name="P4">1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0">
                  <text:p text:style-name="P4">10</text:p>
                </table:table-cell>
                <table:table-cell table:style-name="Tabela1.B2" office:value-type="float" office:value="7">
                  <text:p text:style-name="P4">7</text:p>
                </table:table-cell>
                <table:table-cell table:style-name="Tabela1.C2" office:value-type="float" office:value="0">
                  <text:p text:style-name="P4">0</text:p>
                </table:table-cell>
                <table:table-cell table:style-name="Tabela1.A2" office:value-type="float" office:value="2">
                  <text:p text:style-name="P4">2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1">
                  <text:p text:style-name="P4">11</text:p>
                </table:table-cell>
                <table:table-cell table:style-name="Tabela1.B2" office:value-type="float" office:value="7">
                  <text:p text:style-name="P4">7</text:p>
                </table:table-cell>
                <table:table-cell table:style-name="Tabela1.C2" office:value-type="float" office:value="1">
                  <text:p text:style-name="P4">1</text:p>
                </table:table-cell>
                <table:table-cell table:style-name="Tabela1.A2" office:value-type="float" office:value="2">
                  <text:p text:style-name="P4">2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2">
                  <text:p text:style-name="P4">12</text:p>
                </table:table-cell>
                <table:table-cell table:style-name="Tabela1.B2" office:value-type="float" office:value="7">
                  <text:p text:style-name="P4">7</text:p>
                </table:table-cell>
                <table:table-cell table:style-name="Tabela1.C2" office:value-type="float" office:value="2">
                  <text:p text:style-name="P4">2</text:p>
                </table:table-cell>
                <table:table-cell table:style-name="Tabela1.A2" office:value-type="float" office:value="2">
                  <text:p text:style-name="P4">2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3">
                  <text:p text:style-name="P4">13</text:p>
                </table:table-cell>
                <table:table-cell table:style-name="Tabela1.B2" office:value-type="float" office:value="9">
                  <text:p text:style-name="P4">9</text:p>
                </table:table-cell>
                <table:table-cell table:style-name="Tabela1.C2" office:value-type="float" office:value="0">
                  <text:p text:style-name="P4">0</text:p>
                </table:table-cell>
                <table:table-cell table:style-name="Tabela1.A2" office:value-type="float" office:value="3">
                  <text:p text:style-name="P4">3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4">
                  <text:p text:style-name="P4">14</text:p>
                </table:table-cell>
                <table:table-cell table:style-name="Tabela1.B2" office:value-type="float" office:value="9">
                  <text:p text:style-name="P4">9</text:p>
                </table:table-cell>
                <table:table-cell table:style-name="Tabela1.C2" office:value-type="float" office:value="1">
                  <text:p text:style-name="P4">1</text:p>
                </table:table-cell>
                <table:table-cell table:style-name="Tabela1.A2" office:value-type="float" office:value="3">
                  <text:p text:style-name="P4">3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  <table:table-row table:style-name="Tabela1.2">
                <table:table-cell table:style-name="Tabela1.A2" office:value-type="float" office:value="15">
                  <text:p text:style-name="P4">15</text:p>
                </table:table-cell>
                <table:table-cell table:style-name="Tabela1.B2" office:value-type="float" office:value="9">
                  <text:p text:style-name="P4">9</text:p>
                </table:table-cell>
                <table:table-cell table:style-name="Tabela1.C2" office:value-type="float" office:value="2">
                  <text:p text:style-name="P4">2</text:p>
                </table:table-cell>
                <table:table-cell table:style-name="Tabela1.A2" office:value-type="float" office:value="3">
                  <text:p text:style-name="P4">3</text:p>
                </table:table-cell>
                <table:table-cell table:style-name="Tabela1.E2" office:value-type="float" office:value="1">
                  <text:p text:style-name="P4">1</text:p>
                </table:table-cell>
              </table:table-row>
            </table:table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1cm" fo:margin-bottom="0.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07-30T16:30:54.86</meta:creation-date>
    <dc:date>2024-07-30T18:43:49.61</dc:date>
    <dc:creator>cb </dc:creator>
    <meta:editing-duration>PT28M59S</meta:editing-duration>
    <meta:editing-cycles>19</meta:editing-cycles>
    <meta:generator>OpenOffice/4.1.9$Win32 OpenOffice.org_project/419m1$Build-9805</meta:generator>
    <meta:document-statistic meta:table-count="2" meta:image-count="0" meta:object-count="0" meta:page-count="1" meta:paragraph-count="93" meta:word-count="409" meta:character-count="2327"/>
  </office:meta>
</office:document-meta>
</file>